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44cm"/>
    </style:style>
    <style:style style:name="co2" style:family="table-column">
      <style:table-column-properties fo:break-before="auto" style:column-width="3.247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1.003cm"/>
    </style:style>
    <style:style style:name="co6" style:family="table-column">
      <style:table-column-properties fo:break-before="auto" style:column-width="6.156cm"/>
    </style:style>
    <style:style style:name="co7" style:family="table-column">
      <style:table-column-properties fo:break-before="auto" style:column-width="10.8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  <style:text-properties fo:color="#c9211e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b66c"/>
    </style:style>
    <style:style style:name="ce6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00a933"/>
      <style:text-properties fo:color="#ffffff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itpl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ufgabe/Phase</text:p>
          </table:table-cell>
          <table:table-cell table:style-name="ce1" office:value-type="string" calcext:value-type="string">
            <text:p>Beschreibung</text:p>
          </table:table-cell>
          <table:table-cell table:style-name="Accent_20_1" office:value-type="string" calcext:value-type="string">
            <text:p>Dauer</text:p>
          </table:table-cell>
          <table:table-cell table:style-name="Accent_20_1" office:value-type="string" calcext:value-type="string">
            <text:p>Verantwortlicher</text:p>
          </table:table-cell>
        </table:table-row>
        <table:table-row table:style-name="ro1">
          <table:table-cell office:value-type="string" calcext:value-type="string">
            <text:p>Zeitpl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annis</text:p>
          </table:table-cell>
        </table:table-row>
        <table:table-row table:style-name="ro1">
          <table:table-cell office:value-type="string" calcext:value-type="string">
            <text:p>Anforderungsanalys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eneas, Yannis</text:p>
          </table:table-cell>
        </table:table-row>
        <table:table-row table:style-name="ro1">
          <table:table-cell office:value-type="string" calcext:value-type="string">
            <text:p>Use-Cases, Wireframe &amp; Mockups + Klassendiagramm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annis</text:p>
          </table:table-cell>
        </table:table-row>
        <table:table-row table:style-name="ro1">
          <table:table-cell office:value-type="string" calcext:value-type="string">
            <text:p>Backend Entwicklung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eneas, Yannis</text:p>
          </table:table-cell>
        </table:table-row>
        <table:table-row table:style-name="ro1">
          <table:table-cell office:value-type="string" calcext:value-type="string">
            <text:p>Git einrichte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annis</text:p>
          </table:table-cell>
        </table:table-row>
        <table:table-row table:style-name="ro1">
          <table:table-cell office:value-type="string" calcext:value-type="string">
            <text:p>Frontendentwicklung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Yannis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stgruppe</text:p>
          </table:table-cell>
        </table:table-row>
        <table:table-row table:style-name="ro1">
          <table:table-cell office:value-type="string" calcext:value-type="string">
            <text:p>Deploy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eneas, Yannis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" office:value-type="string" calcext:value-type="string">
            <text:p>Backend Entwicklung: </text:p>
          </table:table-cell>
          <table:table-cell table:style-name="ce1" office:value-type="string" calcext:value-type="string">
            <text:p>Dauer</text:p>
          </table:table-cell>
          <table:table-cell table:style-name="ce1" office:value-type="string" calcext:value-type="string">
            <text:p>Gesamtzeit verfügbar in LF10</text:p>
          </table:table-cell>
          <table:table-cell table:style-name="ce1" office:value-type="string" calcext:value-type="string">
            <text:p>24h</text:p>
          </table:table-cell>
        </table:table-row>
        <table:table-row table:style-name="ro1">
          <table:table-cell office:value-type="string" calcext:value-type="string">
            <text:p>Ordnerstruktur festlegen und anlege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Gesamtzeit verfügbar in LF12</text:p>
          </table:table-cell>
          <table:table-cell table:style-name="ce1" office:value-type="string" calcext:value-type="string">
            <text:p>44h</text:p>
          </table:table-cell>
        </table:table-row>
        <table:table-row table:style-name="ro1">
          <table:table-cell office:value-type="string" calcext:value-type="string">
            <text:p>Doctrine ORM installieren und einrichte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Gesamtzeit </text:p>
          </table:table-cell>
          <table:table-cell table:style-name="ce1" office:value-type="string" calcext:value-type="string">
            <text:p>68h</text:p>
          </table:table-cell>
        </table:table-row>
        <table:table-row table:style-name="ro1">
          <table:table-cell office:value-type="string" calcext:value-type="string">
            <text:p>Authentifizierung &amp; Log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sion Management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ies erstell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nittstellen bereitstelle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ar Logik (Einträge erstellen, bearbeiten, Nutzer zuweisen etc.)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samtzeit </text:p>
          </table:table-cell>
          <table:table-cell table:formula="of:=(SUM([.B16];[.B17];[.B18];[.B19];[.B20];[.B21];[.B22]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Frontend Entwicklung:</text:p>
          </table:table-cell>
          <table:table-cell table:style-name="ce1" office:value-type="string" calcext:value-type="string">
            <text:p>Da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nerstruktur festlegen und anle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UI Komponente installier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n Komponente erstelle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ar Komponente erstelle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samtzeit </text:p>
          </table:table-cell>
          <table:table-cell table:formula="of:=(SUM([.B26];[.B27];[.B28];[.B29]))" office:value-type="float" office:value="15" calcext:value-type="float">
            <text:p>15</text:p>
          </table:table-cell>
          <table:table-cell table:number-columns-repeated="2"/>
        </table:table-row>
      </table:table>
      <table:table table:name="Balkendiagramm" table:style-name="ta1">
        <table:table-column table:style-name="co4" table:default-cell-style-name="Default"/>
        <table:table-row table:style-name="ro1">
          <table:table-cell/>
        </table:table-row>
        <table:table-row table:style-name="ro1">
          <table:table-cell>
            <draw:frame draw:z-index="0" draw:style-name="gr1" draw:text-style-name="P1" svg:width="11.864cm" svg:height="9.735cm" svg:x="0.089cm" svg:y="0.307cm">
              <draw:object draw:notify-on-update-of-ranges="Zeitplan.B2:Zeitplan.C2 Zeitplan.A3:Zeitplan.A3 Zeitplan.B3:Zeitplan.C3 Zeitplan.A4:Zeitplan.A4 Zeitplan.B4:Zeitplan.C4 Zeitplan.A5:Zeitplan.A5 Zeitplan.B5:Zeitplan.C5 Zeitplan.A6:Zeitplan.A6 Zeitplan.B6:Zeitplan.C6 Zeitplan.A7:Zeitplan.A7 Zeitplan.B7:Zeitplan.C7 Zeitplan.A8:Zeitplan.A8 Zeitplan.B8:Zeitplan.C8 Zeitplan.A9:Zeitplan.A9 Zeitplan.B9:Zeitplan.C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Kanban" table:style-name="ta1">
        <table:table-column table:style-name="co5" table:default-cell-style-name="ce3"/>
        <table:table-column table:style-name="co6" table:default-cell-style-name="ce5"/>
        <table:table-column table:style-name="co7" table:default-cell-style-name="ce6"/>
        <table:table-row table:style-name="ro1">
          <table:table-cell table:style-name="ce1" office:value-type="string" calcext:value-type="string">
            <text:p>Noch nicht begonnen</text:p>
          </table:table-cell>
          <table:table-cell table:style-name="ce1" office:value-type="string" calcext:value-type="string">
            <text:p>In Bearbeitung</text:p>
          </table:table-cell>
          <table:table-cell table:style-name="ce1" office:value-type="string" calcext:value-type="string">
            <text:p>Finish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nerstruktur festlegen und anle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ctrine ORM installieren und einrich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thentifizierung &amp; Log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ssion Manageme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ities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nittstellen bereit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t einrich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nerstruktur festlegen und anle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erial UI Komponente install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n Komponente erstellen</text:p>
          </table:table-cell>
        </table:table-row>
        <table:table-row table:style-name="ro1">
          <table:table-cell table:style-name="ce4"/>
          <table:table-cell/>
          <table:table-cell table:style-name="ce13" office:value-type="string" calcext:value-type="string">
            <text:p>Inventar Logik (Einträge erstellen, bearbeiten, Nutzer zuweisen etc.)</text:p>
          </table:table-cell>
        </table:table-row>
      </table:table>
      <table:named-expressions/>
      <table:database-ranges>
        <table:database-range table:name="__Anonymous_Sheet_DB__0" table:target-range-address="Zeitplan.A15:Zeitplan.B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.00.0000</text:date>, <text:time style:data-style-name="N2" text:time-value="08:17:45.63202661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09:44:40.457294794</meta:creation-date>
    <dc:date>2026-03-23T08:19:40.440519713</dc:date>
    <meta:editing-duration>PT27M15S</meta:editing-duration>
    <meta:editing-cycles>7</meta:editing-cycles>
    <meta:generator>LibreOffice/24.2.7.2$Linux_X86_64 LibreOffice_project/420$Build-2</meta:generator>
    <meta:document-statistic meta:table-count="3" meta:cell-count="78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865cm" svg:height="9.736cm" xlink:href=".." xlink:type="simple" chart:class="chart:bar" chart:style-name="ch1">
        <chart:legend chart:legend-position="end" svg:x="7.702cm" svg:y="2.651cm" style:legend-expansion="high" chart:style-name="ch2"/>
        <chart:plot-area chart:style-name="ch3" table:cell-range-address="Zeitplan.A2:Zeitplan.C9" chart:data-source-has-labels="both" svg:x="0.237cm" svg:y="0.194cm" svg:width="7.228cm" svg:height="9.348cm">
          <chart:coordinate-region svg:x="0.869cm" svg:y="0.396cm" svg:width="6.596cm" svg:height="8.493cm"/>
          <chart:axis chart:dimension="x" chart:name="primary-x" chart:style-name="ch4" chartooo:axis-type="auto">
            <chartooo:date-scale/>
            <chart:categories table:cell-range-address="Zeitplan.B2:Zeitplan.C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eitplan.B3:Zeitplan.C3" chart:label-cell-address="Zeitplan.A3:Zeitplan.A3" chart:class="chart:bar">
            <chart:data-point chart:repeated="2"/>
          </chart:series>
          <chart:series chart:style-name="ch8" chart:values-cell-range-address="Zeitplan.B4:Zeitplan.C4" chart:label-cell-address="Zeitplan.A4:Zeitplan.A4" chart:class="chart:bar">
            <chart:data-point chart:repeated="2"/>
          </chart:series>
          <chart:series chart:style-name="ch9" chart:values-cell-range-address="Zeitplan.B5:Zeitplan.C5" chart:label-cell-address="Zeitplan.A5:Zeitplan.A5" chart:class="chart:bar">
            <chart:data-point chart:repeated="2"/>
          </chart:series>
          <chart:series chart:style-name="ch10" chart:values-cell-range-address="Zeitplan.B6:Zeitplan.C6" chart:label-cell-address="Zeitplan.A6:Zeitplan.A6" chart:class="chart:bar">
            <chart:data-point chart:repeated="2"/>
          </chart:series>
          <chart:series chart:style-name="ch11" chart:values-cell-range-address="Zeitplan.B7:Zeitplan.C7" chart:label-cell-address="Zeitplan.A7:Zeitplan.A7" chart:class="chart:bar">
            <chart:data-point chart:repeated="2"/>
          </chart:series>
          <chart:series chart:style-name="ch12" chart:values-cell-range-address="Zeitplan.B8:Zeitplan.C8" chart:label-cell-address="Zeitplan.A8:Zeitplan.A8" chart:class="chart:bar">
            <chart:data-point chart:repeated="2"/>
          </chart:series>
          <chart:series chart:style-name="ch13" chart:values-cell-range-address="Zeitplan.B9:Zeitplan.C9" chart:label-cell-address="Zeitplan.A9:Zeitplan.A9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Zeitplan.B2:Zeitplan.C2</svg:desc>
                </draw:g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Anforderungsanalyse</text:p>
                <draw:g>
                  <svg:desc>Zeitplan.A3:Zeitplan.A3</svg:desc>
                </draw:g>
              </table:table-cell>
              <table:table-cell office:value-type="float" office:value="NaN">
                <text:p>NaN</text:p>
                <draw:g>
                  <svg:desc>Zeitplan.B3:Zeitplan.C3</svg:desc>
                </draw:g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Use-Cases, Wireframe &amp; Mockups + Klassendiagramm</text:p>
                <draw:g>
                  <svg:desc>Zeitplan.A4:Zeitplan.A4</svg:desc>
                </draw:g>
              </table:table-cell>
              <table:table-cell office:value-type="float" office:value="NaN">
                <text:p>NaN</text:p>
                <draw:g>
                  <svg:desc>Zeitplan.B4:Zeitplan.C4</svg:desc>
                </draw:g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ackend Entwicklung</text:p>
                <draw:g>
                  <svg:desc>Zeitplan.A5:Zeitplan.A5</svg:desc>
                </draw:g>
              </table:table-cell>
              <table:table-cell office:value-type="float" office:value="NaN">
                <text:p>NaN</text:p>
                <draw:g>
                  <svg:desc>Zeitplan.B5:Zeitplan.C5</svg:desc>
                </draw:g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Git einrichten</text:p>
                <draw:g>
                  <svg:desc>Zeitplan.A6:Zeitplan.A6</svg:desc>
                </draw:g>
              </table:table-cell>
              <table:table-cell office:value-type="float" office:value="NaN">
                <text:p>NaN</text:p>
                <draw:g>
                  <svg:desc>Zeitplan.B6:Zeitplan.C6</svg:desc>
                </draw:g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rontendentwicklung</text:p>
                <draw:g>
                  <svg:desc>Zeitplan.A7:Zeitplan.A7</svg:desc>
                </draw:g>
              </table:table-cell>
              <table:table-cell office:value-type="float" office:value="NaN">
                <text:p>NaN</text:p>
                <draw:g>
                  <svg:desc>Zeitplan.B7:Zeitplan.C7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esting</text:p>
                <draw:g>
                  <svg:desc>Zeitplan.A8:Zeitplan.A8</svg:desc>
                </draw:g>
              </table:table-cell>
              <table:table-cell office:value-type="float" office:value="NaN">
                <text:p>NaN</text:p>
                <draw:g>
                  <svg:desc>Zeitplan.B8:Zeitplan.C8</svg:desc>
                </draw:g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eployment</text:p>
                <draw:g>
                  <svg:desc>Zeitplan.A9:Zeitplan.A9</svg:desc>
                </draw:g>
              </table:table-cell>
              <table:table-cell office:value-type="float" office:value="NaN">
                <text:p>NaN</text:p>
                <draw:g>
                  <svg:desc>Zeitplan.B9:Zeitplan.C9</svg:desc>
                </draw:g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